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23cm" fo:min-width="2.555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23cm" fo:min-width="2.016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23cm" fo:min-width="2.397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23cm" fo:min-width="2.041cm" fo:padding-top="0.125cm" fo:padding-bottom="0.125cm" fo:padding-left="0.25cm" fo:padding-right="0.25cm" fo:wrap-option="wrap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23cm" fo:min-width="1.848cm" fo:padding-top="0.125cm" fo:padding-bottom="0.125cm" fo:padding-left="0.25cm" fo:padding-right="0.25cm" fo:wrap-option="wrap"/>
    </style:style>
    <style:style style:name="gr8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italic" style:text-underline-style="none" fo:font-weight="bold" style:font-name-asian="DejaVu Sans" style:font-size-asian="12pt" style:font-style-asian="italic" style:font-weight-asian="bold" style:font-name-complex="DejaVu Sans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xml:id="id1" draw:id="id1" draw:layer="layout" svg:width="2.566cm" svg:height="0.872cm" svg:x="18.926cm" svg:y="1.27cm">
          <text:p text:style-name="P1"><text:span text:style-name="T1">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xml:id="id2" draw:id="id2" draw:layer="layout" svg:width="3.046cm" svg:height="0.872cm" svg:x="11.808cm" svg:y="4.203cm">
          <text:p text:style-name="P1"><text:span text:style-name="T1">Real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xml:id="id4" draw:id="id4" draw:layer="layout" svg:width="4cm" svg:height="0.872cm" svg:x="8.066cm" svg:y="6.858cm">
          <text:p text:style-name="P1"><text:span text:style-name="T1">Arduino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xml:id="id3" draw:id="id3" draw:layer="layout" svg:width="4.09cm" svg:height="0.872cm" svg:x="21.709cm" svg:y="4.191cm">
          <text:p text:style-name="P1"><text:span text:style-name="T2">Simulated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" draw:text-style-name="P3" xml:id="id6" draw:id="id6" draw:layer="layout" svg:width="3.054cm" svg:height="0.872cm" svg:x="2.794cm" svg:y="12.224cm">
          <text:p text:style-name="P1"><text:span text:style-name="T1">LadybugF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" draw:text-style-name="P3" xml:id="id7" draw:id="id7" draw:layer="layout" svg:width="2.515cm" svg:height="0.872cm" svg:x="6.357cm" svg:y="12.192cm">
          <text:p text:style-name="P1"><text:span text:style-name="T1">SuperF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" draw:text-style-name="P3" xml:id="id5" draw:id="id5" draw:layer="layout" svg:width="2.896cm" svg:height="0.872cm" svg:x="11.042cm" svg:y="10.16cm">
          <text:p text:style-name="P1"><text:span text:style-name="T1">Mock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" draw:text-style-name="P3" xml:id="id8" draw:id="id8" draw:layer="layout" svg:width="2.54cm" svg:height="0.872cm" svg:x="11.268cm" svg:y="12.224cm">
          <text:p text:style-name="P1"><text:span text:style-name="T1">ThingDe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6" draw:text-style-name="P4" draw:layer="layout" draw:type="line" svg:x1="20.209cm" svg:y1="2.142cm" svg:x2="13.331cm" svg:y2="4.203cm" draw:start-shape="id1" draw:start-glue-point="2" draw:end-shape="id2" draw:end-glue-point="0" svg:d="M20209 2142l-6878 2061" svg:viewBox="0 0 6879 2062">
          <text:p/>
        </draw:connector>
        <draw:connector draw:style-name="gr6" draw:text-style-name="P4" draw:layer="layout" draw:type="line" svg:x1="20.209cm" svg:y1="2.142cm" svg:x2="23.754cm" svg:y2="4.191cm" draw:start-shape="id1" draw:start-glue-point="2" draw:end-shape="id3" draw:end-glue-point="0" svg:d="M20209 2142l3545 2049" svg:viewBox="0 0 3546 2050">
          <text:p/>
        </draw:connector>
        <draw:connector draw:style-name="gr6" draw:text-style-name="P4" draw:layer="layout" draw:type="line" svg:x1="13.331cm" svg:y1="5.075cm" svg:x2="9.823cm" svg:y2="6.699cm" draw:start-shape="id2" draw:start-glue-point="2" svg:d="M13331 5075l-3508 1624" svg:viewBox="0 0 3509 1625">
          <text:p/>
        </draw:connector>
        <draw:connector draw:style-name="gr6" draw:text-style-name="P4" draw:layer="layout" draw:type="line" svg:x1="10.066cm" svg:y1="7.73cm" svg:x2="12.49cm" svg:y2="10.16cm" draw:start-shape="id4" draw:start-glue-point="2" draw:end-shape="id5" draw:end-glue-point="0" svg:d="M10066 7730l2424 2430" svg:viewBox="0 0 2425 2431">
          <text:p/>
        </draw:connector>
        <draw:connector draw:style-name="gr6" draw:text-style-name="P4" draw:layer="layout" draw:type="line" svg:x1="10.066cm" svg:y1="7.73cm" svg:x2="4.321cm" svg:y2="12.224cm" draw:start-shape="id4" draw:start-glue-point="2" draw:end-shape="id6" draw:end-glue-point="0" svg:d="M10066 7730l-5745 4494" svg:viewBox="0 0 5746 4495">
          <text:p/>
        </draw:connector>
        <draw:connector draw:style-name="gr6" draw:text-style-name="P4" draw:layer="layout" draw:type="line" svg:x1="10.066cm" svg:y1="7.73cm" svg:x2="7.614cm" svg:y2="12.192cm" draw:start-shape="id4" draw:start-glue-point="2" draw:end-shape="id7" draw:end-glue-point="0" svg:d="M10066 7730l-2452 4462" svg:viewBox="0 0 2453 4463">
          <text:p/>
        </draw:connector>
        <draw:connector draw:style-name="gr6" draw:text-style-name="P4" draw:layer="layout" draw:type="line" svg:x1="12.49cm" svg:y1="11.032cm" svg:x2="12.538cm" svg:y2="12.224cm" draw:start-shape="id5" draw:start-glue-point="2" draw:end-shape="id8" draw:end-glue-point="0" svg:d="M12490 11032l48 1192" svg:viewBox="0 0 49 1193">
          <text:p/>
        </draw:connector>
        <draw:custom-shape draw:name="CustomShape 12" draw:style-name="gr7" draw:text-style-name="P3" xml:id="id9" draw:id="id9" draw:layer="layout" svg:width="2.347cm" svg:height="0.872cm" svg:x="8.957cm" svg:y="12.192cm">
          <text:p text:style-name="P1"><text:span text:style-name="T1">Butterf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6" draw:text-style-name="P4" draw:layer="layout" draw:type="line" svg:x1="10.066cm" svg:y1="7.73cm" svg:x2="10.13cm" svg:y2="12.192cm" draw:start-shape="id4" draw:start-glue-point="2" draw:end-shape="id9" draw:end-glue-point="0" svg:d="M10066 7730l64 4462" svg:viewBox="0 0 65 4463">
          <text:p/>
        </draw:connector>
        <draw:custom-shape draw:name="CustomShape 3" draw:style-name="gr5" draw:text-style-name="P3" xml:id="id10" draw:id="id10" draw:layer="layout" svg:width="2.54cm" svg:height="0.872cm" svg:x="13.624cm" svg:y="6.848cm">
          <text:p text:style-name="P1"><text:span text:style-name="T1">TinyPI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6" draw:text-style-name="P4" draw:layer="layout" draw:type="line" svg:x1="13.331cm" svg:y1="5.075cm" svg:x2="14.894cm" svg:y2="6.848cm" draw:start-shape="id2" draw:start-glue-point="2" draw:end-shape="id10" draw:end-glue-point="0" svg:d="M13331 5075l1563 1773" svg:viewBox="0 0 1564 1774">
          <text:p/>
        </draw:connector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5T20:56:15</meta:creation-date>
    <dc:language>en-US</dc:language>
    <dc:date>2020-01-21T23:27:48.888395737</dc:date>
    <meta:editing-cycles>77</meta:editing-cycles>
    <meta:editing-duration>PT2H28M56S</meta:editing-duration>
    <meta:generator>LibreOffice/6.0.7.3$Linux_X86_64 LibreOffice_project/00m0$Build-3</meta:generator>
    <meta:document-statistic meta:object-count="39"/>
  </office:meta>
</office:document-meta>
</file>